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BundleNode.get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Nod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urceBundleNode.getString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Node.ResourceBundleNode( ResourceBundle resource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Node.containsKe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